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mic Sans MS"/>
    </style:style>
    <style:style style:name="P2" style:family="paragraph" style:parent-style-name="Standard">
      <style:text-properties style:font-name="Comic Sans MS" fo:font-weight="bold" style:font-weight-asian="bold" style:font-weight-complex="bold"/>
    </style:style>
    <style:style style:name="P3" style:family="paragraph" style:parent-style-name="Standard">
      <style:text-properties style:font-name="Comic Sans MS" fo:font-size="14pt" fo:language="en" fo:country="GB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Comic Sans MS" fo:font-size="14pt" fo:language="en" fo:country="GB" style:font-size-asian="14pt" style:language-asian="zxx" style:country-asian="none" style:font-size-complex="14pt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style:font-name="Comic Sans MS" fo:font-size="18pt" fo:language="en" fo:country="GB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6" style:family="paragraph" style:parent-style-name="Standard">
      <style:text-properties style:font-name="Comic Sans MS"/>
    </style:style>
    <style:style style:name="P7" style:family="paragraph" style:parent-style-name="Standard">
      <style:text-properties style:font-name="Comic Sans MS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My Voxel Terrain Journal</text:p>
      <text:p text:style-name="P4">in Godot</text:p>
      <text:p text:style-name="P3"/>
      <text:p text:style-name="P3">Generating geometry</text:p>
      <text:p text:style-name="P3"><text:a xlink:type="simple" xlink:href="https://docs.godotengine.org/en/stable/tutorials/3d/introduction_to_3d.html" text:style-name="Internet_20_link" text:visited-style-name="Visited_20_Internet_20_Link">https://docs.godotengine.org/en/stable/tutorials/3d/introduction_to_3d.html</text:a> </text:p>
      <text:p text:style-name="P3">This is what is needed for generating meshes:</text:p>
      <text:p text:style-name="P3"><text:a xlink:type="simple" xlink:href="https://docs.godotengine.org/en/stable/classes/class_surfacetool.html#class-surfacetool" text:style-name="Internet_20_link" text:visited-style-name="Visited_20_Internet_20_Link">https://docs.godotengine.org/en/stable/classes/class_surfacetool.html#class-surfacetool</text:a> </text:p>
      <text:p text:style-name="P3"/>
      <text:p text:style-name="P3">This journal records my voxel terrain journey to convert what I have created in Unity to Godot.</text:p>
      <text:p text:style-name="P1"/>
      <text:p text:style-name="P1">At this point this is just a very basic terrain manipulation system, similar in the look of Minecraft.</text:p>
      <text:p text:style-name="P1"/>
      <text:p text:style-name="P1"/>
      <text:p text:style-name="P2">17 11 2020</text:p>
      <text:p text:style-name="P1">10:52 – Create a Trello for the Godot version of this project! </text:p>
      <text:p text:style-name="P1"/>
      <text:p text:style-name="P1">10:58 - Make sure I have all the required tools for this project!</text:p>
      <text:p text:style-name="P1"/>
      <text:p text:style-name="P1">11:01 – Okay, I reckon I should run through the Godot with C# course</text:p>
      <text:p text:style-name="P1">NEXT: Create the Godot Voxel Terrain once I am ready to!</text:p>
      <text:p text:style-name="P1"/>
      <text:p text:style-name="P1">13:48 – Trello for the project has now been created and the Godot project itself has also been created!</text:p>
      <text:p text:style-name="P1">NEXT: Decide on what to code up first! Universe (see Unity project)?</text:p>
      <text:p text:style-name="P1"/>
      <text:p text:style-name="P1">Okay, let's start by working towards generating a cube!</text:p>
      <text:p text:style-name="P1"/>
      <text:p text:style-name="P1">Okay, I need to create the Cube class in Godot C#</text:p>
      <text:p text:style-name="P1"/>
      <text:p text:style-name="P3">This is what is needed for generating meshes:</text:p>
      <text:p text:style-name="P3"><text:a xlink:type="simple" xlink:href="https://docs.godotengine.org/en/stable/classes/class_surfacetool.html#class-surfacetool" text:style-name="Internet_20_link" text:visited-style-name="Visited_20_Internet_20_Link">https://docs.godotengine.org/en/stable/classes/class_surfacetool.html#class-surfacetool</text:a> </text:p>
      <text:p text:style-name="P1"/>
      <text:p text:style-name="P1">15:43 – Okay, let's stop here, as we have some good info to work with:</text:p>
      <text:p text:style-name="P1">NEXT: Read through the aboved link, and see what we can do with generating meshes <text:soft-page-break/>and the cube, specifically.</text:p>
      <text:p text:style-name="P1">ArrayMesh – this might be better to use:</text:p>
      <text:p text:style-name="P1"><text:a xlink:type="simple" xlink:href="https://docs.godotengine.org/en/stable/classes/class_arraymesh.html#class-arraymesh" text:style-name="Internet_20_link" text:visited-style-name="Visited_20_Internet_20_Link">https://docs.godotengine.org/en/stable/classes/class_arraymesh.html#class-arraymesh</text:a> </text:p>
      <text:p text:style-name="P1"/>
      <text:p text:style-name="P1">ArrayMesh tutorial</text:p>
      <text:p text:style-name="P1"><text:a xlink:type="simple" xlink:href="https://docs.godotengine.org/en/stable/tutorials/content/procedural_geometry/arraymesh.html" text:style-name="Internet_20_link" text:visited-style-name="Visited_20_Internet_20_Link">https://docs.godotengine.org/en/stable/tutorials/content/procedural_geometry/arraymesh.html</text:a> </text:p>
      <text:p text:style-name="P1"/>
      <text:p text:style-name="P3">Generating geometry</text:p>
      <text:p text:style-name="P3"><text:a xlink:type="simple" xlink:href="https://docs.godotengine.org/en/stable/tutorials/3d/introduction_to_3d.html" text:style-name="Internet_20_link" text:visited-style-name="Visited_20_Internet_20_Link">https://docs.godotengine.org/en/stable/tutorials/3d/introduction_to_3d.html</text:a> </text:p>
      <text:p text:style-name="P1"/>
      <text:p text:style-name="P1"/>
      <text:p text:style-name="P2">20 11 2020</text:p>
      <text:p text:style-name="P1">16:09 - Another and possibly better source????</text:p>
      <text:p text:style-name="P1"><text:a xlink:type="simple" xlink:href="https://docs.godotengine.org/en/3.1/tutorials/content/procedural_geometry.html" text:style-name="Internet_20_link" text:visited-style-name="Visited_20_Internet_20_Link">https://docs.godotengine.org/en/3.1/tutorials/content/procedural_geometry.html</text:a> </text:p>
      <text:p text:style-name="P1"/>
      <text:p text:style-name="P1">Normals and UVs ?????!!!!</text:p>
      <text:p text:style-name="P1"/>
      <text:p text:style-name="P1">18:05 – I have a triangle being generated, but it's not with TRANGLES and the colour does not change! It's working with TRIANGLEFAN, which I presume is not right!</text:p>
      <text:p text:style-name="P1"/>
      <text:p text:style-name="P1">It seems to be working with TRIANGLES now.</text:p>
      <text:p text:style-name="P1"/>
      <text:p text:style-name="P1">But, no change of colour and only a single triangle is displayed! It should be a square.</text:p>
      <text:p text:style-name="P1">Maybe the other triangle is along another axis!?!?</text:p>
      <text:p text:style-name="P1"/>
      <text:p text:style-name="P1">I could do with adding a camera controller!</text:p>
      <text:p text:style-name="P1"/>
      <text:p text:style-name="P1">NEXT: Add camera controller</text:p>
      <text:p text:style-name="P1"/>
      <text:p text:style-name="P1">18:38 – The 2 triangles that make up the quad are being displayed, but not along the same axis as each other! (The index was required!)</text:p>
      <text:p text:style-name="P1">NEXT: Make the quad appear correctly. Also, figure out why the colour is not being changed!</text:p>
      <text:p text:style-name="P1"/>
      <text:p text:style-name="P1"/>
      <text:p text:style-name="P2">21 11 2020</text:p>
      <text:p text:style-name="P1">10:31 – Okay, I am going to start today by creating a Github project on this and committing what has been done so far!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54M22S</meta:editing-duration>
    <meta:editing-cycles>27</meta:editing-cycles>
    <meta:generator>OpenOffice/4.1.7$Win32 OpenOffice.org_project/417m1$Build-9800</meta:generator>
    <dc:date>2020-11-21T10:32:30.80</dc:date>
    <dc:creator>Chucksta </dc:creator>
    <meta:document-statistic meta:table-count="0" meta:image-count="0" meta:object-count="0" meta:page-count="3" meta:paragraph-count="41" meta:word-count="373" meta:character-count="2561"/>
    <meta:user-defined meta:name="Info 1"/>
    <meta:user-defined meta:name="Info 2"/>
    <meta:user-defined meta:name="Info 3"/>
    <meta:user-defined meta:name="Info 4"/>
  </office:meta>
</office:document-meta>
</file>